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9.158cm"/>
    </style:style>
    <style:style style:name="co5" style:family="table-column">
      <style:table-column-properties fo:break-before="auto" style:column-width="18.09cm"/>
    </style:style>
    <style:style style:name="co6" style:family="table-column">
      <style:table-column-properties fo:break-before="auto" style:column-width="13.053cm"/>
    </style:style>
    <style:style style:name="co7" style:family="table-column">
      <style:table-column-properties fo:break-before="auto" style:column-width="21.4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style:diagonal-tl-b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16">
      <style:table-cell-properties style:diagonal-tl-b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anguage Li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en-US</text:p>
          </table:table-cell>
          <table:table-cell office:value-type="string" calcext:value-type="string">
            <text:p>English (United States)</text:p>
          </table:table-cell>
        </table:table-row>
        <table:table-row table:style-name="ro1">
          <table:table-cell office:value-type="string" calcext:value-type="string">
            <text:p>zh-CN</text:p>
          </table:table-cell>
          <table:table-cell office:value-type="string" calcext:value-type="string">
            <text:p>简体中文（中国大陆）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日本語</text:p>
          </table:table-cell>
        </table:table-row>
      </table:table>
      <table:table table:name="WordTags and languag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5" office:value-type="string" calcext:value-type="string">
            <text:p>                                                                     Language</text:p>
            <text:p>WordTag</text:p>
          </table:table-cell>
          <table:table-cell table:style-name="ce6" office:value-type="string" calcext:value-type="string">
            <text:p>en-US</text:p>
          </table:table-cell>
          <table:table-cell table:style-name="ce6" office:value-type="string" calcext:value-type="string">
            <text:p>zh-CN</text:p>
          </table:table-cell>
          <table:table-cell table:style-name="ce6"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FUNCTION_NOT_IMPLEMENTED_ANYKEY_TO_EXIT</text:p>
          </table:table-cell>
          <table:table-cell office:value-type="string" calcext:value-type="string">
            <text:p>This function isn't implemented. Press any key to exit.</text:p>
          </table:table-cell>
          <table:table-cell office:value-type="string" calcext:value-type="string">
            <text:p>该功能未实现。按下任意键以退出。</text:p>
          </table:table-cell>
          <table:table-cell office:value-type="string" calcext:value-type="string">
            <text:p>この機能は実装されていません。任意のキーを押して終了します。</text:p>
          </table:table-cell>
        </table:table-row>
        <table:table-row table:style-name="ro1">
          <table:table-cell office:value-type="string" calcext:value-type="string">
            <text:p>ERROR-OPTION_OUT-ANYKEY_TO_EXIT</text:p>
          </table:table-cell>
          <table:table-cell office:value-type="string" calcext:value-type="string">
            <text:p>FATAL ERROR:Select value not in options. Please feedback the error back to developers. Press any key to exit.</text:p>
          </table:table-cell>
          <table:table-cell office:value-type="string" calcext:value-type="string">
            <text:p>严重错误：选择选项之外的值。请将此错误反馈给开发人员。按下任意键以退出。</text:p>
          </table:table-cell>
          <table:table-cell office:value-type="string" calcext:value-type="string">
            <text:p>重大なエラ：オプジョンいがいの値を選択します。このエラを開発者にフィドバックしてください。任意のキーを押して終了しま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1:08:55.987890596</meta:creation-date>
    <dc:date>2023-01-05T11:24:13.462961962</dc:date>
    <meta:editing-duration>PT5M6S</meta:editing-duration>
    <meta:editing-cycles>1</meta:editing-cycles>
    <meta:generator>LibreOffice/7.3.7.2$Linux_X86_64 LibreOffice_project/30$Build-2</meta:generator>
    <meta:document-statistic meta:table-count="2" meta:cell-count="20" meta:object-count="0"/>
  </office:meta>
</office:document-meta>
</file>